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solid" draw:fill-color="#808080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2.061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text-position="super 58%"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2" draw:id="id12" draw:layer="layout" svg:width="1.2cm" svg:height="1.1cm" svg:x="16.5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2cm" svg:height="1.1cm" svg:x="23.2cm" svg:y="1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1.2cm" svg:height="1.1cm" svg:x="23.4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1.2cm" svg:height="1.1cm" svg:x="23.7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1cm" svg:x="16.6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1.2cm" svg:height="1.1cm" svg:x="16.9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2cm" svg:height="1.1cm" svg:x="16.9cm" svg:y="3.8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1.1cm" svg:x="16.8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cm" svg:height="20cm" svg:x="1.5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041cm" svg:height="1.431cm" svg:x="2.1cm" svg:y="0.9cm">
          <draw:text-box>
            <text:p><text:span text:style-name="T1">CPU</text:span></text:p>
          </draw:text-box>
        </draw:frame>
        <draw:custom-shape draw:style-name="gr2" draw:text-style-name="P1" draw:layer="layout" svg:width="11.3cm" svg:height="20cm" svg:x="15.1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93cm" svg:height="1.431cm" svg:x="15.7cm" svg:y="0.9cm">
          <draw:text-box>
            <text:p><text:span text:style-name="T1">Memory</text:span></text:p>
          </draw:text-box>
        </draw:frame>
        <draw:custom-shape draw:style-name="gr4" draw:text-style-name="P1" draw:layer="layout" svg:width="7.9cm" svg:height="3.1cm" svg:x="16.5cm" svg:y="3cm">
          <text:p text:style-name="P3"><text:span text:style-name="T1">Cal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792cm" svg:height="2.1cm" svg:x="2.6cm" svg:y="3.7cm">
          <text:p text:style-name="P3"><text:span text:style-name="T1">Stac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392cm" svg:y1="4.75cm" svg:x2="16.9cm" svg:y2="4.35cm" draw:start-shape="id1" draw:start-glue-point="1" draw:end-shape="id2" draw:end-glue-point="3" svg:d="M8392 4750c6420 0 2166-400 8508-400" svg:viewBox="0 0 8509 401">
          <text:p/>
        </draw:connector>
        <draw:g>
          <draw:custom-shape draw:style-name="gr4" draw:text-style-name="P1" draw:layer="layout" svg:width="4.6cm" svg:height="2.1cm" svg:x="3.3cm" svg:y="11.1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.6cm" svg:height="2.1cm" svg:x="3.1cm" svg:y="10.9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.6cm" svg:height="2.1cm" svg:x="2.9cm" svg:y="10.7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xml:id="id5" draw:id="id5" draw:layer="layout" svg:width="7.9cm" svg:height="1.9cm" svg:x="16.5cm" svg:y="19.3cm">
          <text:p text:style-name="P3"><text:span text:style-name="T1">Ar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7.9cm" svg:height="4cm" svg:x="16.5cm" svg:y="9.6cm">
          <text:p text:style-name="P3"><text:span text:style-name="T1">GC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" draw:id="id3" draw:layer="layout" svg:width="5.1cm" svg:height="2.7cm" svg:x="8.8cm" svg:y="9.2cm">
          <text:p text:style-name="P3"><text:span text:style-name="T1">C function</text:span></text:p>
          <text:p text:style-name="P3"><text:span text:style-name="T1">1</text:span><text:span text:style-name="T2">st</text:span><text:span text:style-name="T1"> argument</text:span></text:p>
          <draw:enhanced-geometry svg:viewBox="0 0 21600 21600" draw:text-areas="800 800 20800 20800" draw:type="round-rectangular-callout" draw:modifiers="-6711.62517153499 18569.1225472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1" draw:layer="layout" draw:type="curve" svg:x1="13.9cm" svg:y1="10.55cm" svg:x2="16.9cm" svg:y2="11.35cm" draw:start-shape="id3" draw:start-glue-point="1" draw:end-shape="id4" draw:end-glue-point="3" svg:d="M13900 10550c2289 0 789 800 3000 800" svg:viewBox="0 0 3001 801">
          <text:p/>
        </draw:connector>
        <draw:g>
          <draw:custom-shape draw:style-name="gr4" draw:text-style-name="P1" draw:layer="layout" svg:width="7.9cm" svg:height="3.644cm" svg:x="16.9cm" svg:y="14.856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7.9cm" svg:height="3.644cm" svg:x="16.7cm" svg:y="14.628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7.9cm" svg:height="3.644cm" svg:x="16.5cm" svg:y="14.4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1" draw:layer="layout" draw:type="curve" svg:x1="24.4cm" svg:y1="20.25cm" svg:x2="24.9cm" svg:y2="15.35cm" draw:start-shape="id5" draw:start-glue-point="1" draw:end-shape="id6" draw:end-glue-point="1" svg:d="M24400 20250c1500 0 1250-4900 500-4900" svg:viewBox="0 0 1097 4901">
          <text:p/>
        </draw:connector>
        <draw:connector draw:style-name="gr5" draw:text-style-name="P1" draw:layer="layout" draw:type="curve" svg:x1="24.4cm" svg:y1="20.25cm" svg:x2="24.6cm" svg:y2="16.65cm" draw:start-shape="id5" draw:start-glue-point="1" draw:end-shape="id7" draw:end-glue-point="1" svg:d="M24400 20250c1050 0 950-3600 200-3600" svg:viewBox="0 0 777 3601">
          <text:p/>
        </draw:connector>
        <draw:connector draw:style-name="gr5" draw:text-style-name="P1" draw:layer="layout" draw:type="curve" svg:x1="24.4cm" svg:y1="20.25cm" svg:x2="24.4cm" svg:y2="17.95cm" draw:start-shape="id5" draw:start-glue-point="1" draw:end-shape="id8" draw:end-glue-point="1" svg:d="M24400 20250c825 0 825-2300 0-2300" svg:viewBox="0 0 620 2301">
          <text:p/>
        </draw:connector>
        <draw:g xml:id="id9" draw:id="id9">
          <draw:custom-shape draw:style-name="gr4" draw:text-style-name="P1" draw:layer="layout" svg:width="5.792cm" svg:height="1.3cm" svg:x="17.7cm" svg:y="11.6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5.792cm" svg:height="1.3cm" svg:x="17.5cm" svg:y="11.4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5.792cm" svg:height="1.3cm" svg:x="17.3cm" svg:y="11.2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0" draw:id="id10">
          <draw:custom-shape draw:style-name="gr4" draw:text-style-name="P1" draw:layer="layout" svg:width="5.792cm" svg:height="1.3cm" svg:x="17.808cm" svg:y="16.4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5.792cm" svg:height="1.3cm" svg:x="17.608cm" svg:y="16.2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5.792cm" svg:height="1.3cm" svg:x="17.408cm" svg:y="16cm">
            <text:p text:style-name="P3"><text:span text:style-name="T1">Thun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" draw:text-style-name="P1" draw:layer="layout" draw:type="curve" svg:x1="17.3cm" svg:y1="12.05cm" svg:x2="17.408cm" svg:y2="16.85cm" draw:start-shape="id9" draw:start-glue-point="3" draw:end-shape="id10" svg:d="M17300 12050c-826 0-880 4800 108 4800" svg:viewBox="0 0 735 4801">
          <text:p/>
        </draw:connector>
        <draw:custom-shape draw:style-name="gr8" draw:text-style-name="P3" draw:layer="layout" svg:width="2.7cm" svg:height="14.3cm" svg:x="25.5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" draw:layer="layout" svg:width="2.816cm" svg:height="1.431cm" svg:x="28.2cm" svg:y="13.3cm">
          <draw:text-box>
            <text:p><text:span text:style-name="T1">Global</text:span></text:p>
          </draw:text-box>
        </draw:frame>
        <draw:custom-shape draw:style-name="gr4" draw:text-style-name="P1" xml:id="id11" draw:id="id11" draw:layer="layout" svg:width="7.9cm" svg:height="1.9cm" svg:x="16.5cm" svg:y="6.9cm">
          <text:p text:style-name="P3"><text:span text:style-name="T1">Saved_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svg:x1="16.5cm" svg:y1="7.85cm" svg:x2="16.5cm" svg:y2="9.65cm" draw:start-shape="id11" draw:start-glue-point="3" draw:end-shape="id12" draw:end-glue-point="3" svg:d="M16500 7850c-825 0-825 1800 0 1800" svg:viewBox="0 0 620 1801">
          <text:p/>
        </draw:connector>
        <draw:custom-shape draw:style-name="gr10" draw:text-style-name="P1" draw:layer="layout" svg:width="23.9cm" svg:height="18.9cm" svg:x="2.1cm" svg:y="2.6cm"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1508.24300478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3.489cm" svg:height="2.511cm" svg:x="2.911cm" svg:y="18.189cm">
          <draw:text-box>
            <text:p text:style-name="P3"><text:span text:style-name="T1">Haskell</text:span></text:p>
            <text:p text:style-name="P3"><text:span text:style-name="T1">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20:23:04.029382855</meta:creation-date>
    <dc:date>2014-07-23T21:18:15.397447069</dc:date>
    <dc:creator>Okabe Kiwamu</dc:creator>
    <meta:editing-duration>PT1H13M48S</meta:editing-duration>
    <meta:editing-cycles>102</meta:editing-cycles>
    <meta:generator>LibreOffice/4.2.5.2$Linux_X86_64 LibreOffice_project/420m0$Build-2</meta:generator>
    <meta:document-statistic meta:object-count="45"/>
  </office:meta>
</office:document-meta>
</file>